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soft-page-break/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soft-page-break/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5.2.7.2$Linux_X86_64 LibreOffice_project/20m0$Build-2</meta:generator>
    <dc:date>2018-04-14T04:23:42.300261129</dc:date>
    <meta:editing-duration>P1DT1H43M11S</meta:editing-duration>
    <meta:editing-cycles>186</meta:editing-cycles>
    <dc:creator>Laurent FRANCOIS</dc:creator>
    <meta:document-statistic meta:table-count="3" meta:image-count="0" meta:object-count="0" meta:page-count="3" meta:paragraph-count="123" meta:word-count="810" meta:character-count="4067" meta:non-whitespace-character-count="3797"/>
  </office:meta>
</office:document-meta>
</file>